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5.084cm" fo:min-width="17.534cm"/>
    </style:style>
    <style:style style:name="gr2" style:family="graphic" style:parent-style-name="standard">
      <style:graphic-properties draw:fill="none" draw:fill-color="#ffff99" draw:textarea-horizontal-align="justify" draw:textarea-vertical-align="middle" draw:auto-grow-height="false" fo:min-height="1.188cm" fo:min-width="5.256cm"/>
    </style:style>
    <style:style style:name="gr3" style:family="graphic" style:parent-style-name="standard">
      <style:graphic-properties draw:fill="none" draw:fill-color="#ffff99" draw:textarea-horizontal-align="justify" draw:textarea-vertical-align="middle" draw:auto-grow-height="false" fo:min-height="1.188cm" fo:min-width="14.4cm"/>
    </style:style>
    <style:style style:name="gr4" style:family="graphic" style:parent-style-name="standard">
      <style:graphic-properties draw:fill="none" draw:fill-color="#ffff99" draw:textarea-horizontal-align="justify" draw:textarea-vertical-align="middle" draw:auto-grow-height="false" fo:min-height="2.146cm" fo:min-width="7.484cm"/>
    </style:style>
    <style:style style:name="gr5" style:family="graphic" style:parent-style-name="standard">
      <style:graphic-properties draw:fill="none" draw:fill-color="#ffff99" draw:textarea-horizontal-align="justify" draw:textarea-vertical-align="middle" draw:auto-grow-height="false" fo:min-height="0.708cm" fo:min-width="7.57cm"/>
    </style:style>
    <style:style style:name="gr6" style:family="graphic" style:parent-style-name="standard">
      <style:graphic-properties draw:fill="none" draw:fill-color="#ffff99" draw:textarea-horizontal-align="justify" draw:textarea-vertical-align="middle" draw:auto-grow-height="false" fo:min-height="3.344cm" fo:min-width="7.412cm"/>
    </style:style>
    <style:style style:name="gr7" style:family="graphic" style:parent-style-name="standard">
      <style:graphic-properties draw:fill="none" draw:fill-color="#ffff99" draw:textarea-horizontal-align="justify" draw:textarea-vertical-align="middle" draw:auto-grow-height="false" fo:min-height="7.574cm" fo:min-width="4.53cm"/>
    </style:style>
    <style:style style:name="gr8" style:family="graphic" style:parent-style-name="standard">
      <style:graphic-properties draw:fill="none" draw:fill-color="#ffff99" draw:textarea-horizontal-align="justify" draw:textarea-vertical-align="middle" draw:auto-grow-height="false" fo:min-height="1.428cm" fo:min-width="4.734cm"/>
    </style:style>
    <style:style style:name="gr9" style:family="graphic" style:parent-style-name="standard">
      <style:graphic-properties draw:fill="none" draw:fill-color="#ffff99" draw:textarea-horizontal-align="justify" draw:textarea-vertical-align="middle" draw:auto-grow-height="false" fo:min-height="1.188cm" fo:min-width="23.798cm"/>
    </style:style>
    <style:style style:name="gr10" style:family="graphic" style:parent-style-name="standard">
      <style:graphic-properties draw:fill="none" draw:fill-color="#ffff99" draw:textarea-horizontal-align="justify" draw:textarea-vertical-align="middle" draw:auto-grow-height="false" fo:min-height="1.348cm" fo:min-width="16.168cm"/>
    </style:style>
    <style:style style:name="gr11" style:family="graphic" style:parent-style-name="standard">
      <style:graphic-properties draw:fill="none" draw:fill-color="#ffff99" draw:textarea-horizontal-align="justify" draw:textarea-vertical-align="middle" draw:auto-grow-height="false" fo:min-height="1.188cm" fo:min-width="16.178cm"/>
    </style:style>
    <style:style style:name="gr12" style:family="graphic" style:parent-style-name="standard">
      <style:graphic-properties draw:fill="none" draw:fill-color="#ffff99" draw:textarea-horizontal-align="justify" draw:textarea-vertical-align="middle" draw:auto-grow-height="false" fo:min-height="1.666cm" fo:min-width="4.464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3.012cm" fo:min-width="24.392cm"/>
    </style:style>
    <style:style style:name="gr14" style:family="graphic" style:parent-style-name="standard">
      <style:graphic-properties draw:fill="none" draw:fill-color="#ffff99" draw:textarea-horizontal-align="justify" draw:textarea-vertical-align="middle" draw:auto-grow-height="false" fo:min-height="1.188cm" fo:min-width="6.526cm"/>
    </style:style>
    <style:style style:name="gr15" style:family="graphic" style:parent-style-name="standard">
      <style:graphic-properties draw:fill="none" draw:fill-color="#ffff99" draw:textarea-horizontal-align="justify" draw:textarea-vertical-align="middle" draw:auto-grow-height="false" fo:min-height="1.188cm" fo:min-width="3.732cm"/>
    </style:style>
    <style:style style:name="gr16" style:family="graphic" style:parent-style-name="standard">
      <style:graphic-properties draw:fill="none" draw:fill-color="#ffff99" draw:textarea-horizontal-align="justify" draw:textarea-vertical-align="middle" draw:auto-grow-height="false" fo:min-height="1.188cm" fo:min-width="5.5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9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034cm" svg:height="5.334cm" svg:x="1.778cm" svg:y="12.9cm">
          <text:p text:style-name="P1">Hyper-parameter spac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1.524cm" svg:x="2.794cm" svg:y="14.17cm">
          <text:p text:style-name="P1"><text:span text:style-name="T1">spaces/model.py</text:span></text:p>
          <text:p text:style-name="P1"><text:span text:style-name="T2">Space definition for each model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842cm" svg:height="1.524cm" svg:x="11.938cm" svg:y="14.17cm">
          <text:p text:style-name="P1"><text:span text:style-name="T1">spaces/process.py</text:span></text:p>
          <text:p text:style-name="P1"><text:span text:style-name="T2">Space definition for each transfor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4.986cm" svg:height="1.524cm" svg:x="2.794cm" svg:y="16.202cm">
          <text:p text:style-name="P1"><text:span text:style-name="T1">spaces/hyper.py</text:span></text:p>
          <text:p text:style-name="P1"><text:span text:style-name="T2">Space clas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128cm" svg:height="2.54cm" svg:x="11.478cm" svg:y="8.504cm">
          <text:p text:style-name="P1"><text:span text:style-name="T1">models.py</text:span></text:p>
          <text:p text:style-name="P1"><text:span text:style-name="T2">Hyper model class and wrappers for sklearn, gradient boosting, NN models</text:span></text:p>
          <text:p text:style-name="P1"><text:span text:style-name="T2">Ensemble model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128cm" svg:height="1.016cm" svg:x="11.478cm" svg:y="11.298cm">
          <text:p text:style-name="P1"><text:span text:style-name="T1">utils/keras_wrapper.py</text:span></text:p>
          <text:p text:style-name="P1"><text:span text:style-name="T2">wrapper NN model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8.128cm" svg:height="3.81cm" svg:x="2.702cm" svg:y="8.504cm">
          <text:p text:style-name="P1"><text:span text:style-name="T1">preprocessing.py</text:span></text:p>
          <text:p text:style-name="P1"><text:span text:style-name="T2">Pipeline and pre-processing transformers. Wrapper to sklearn and categorical_encoder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5.334cm" svg:height="8.128cm" svg:x="21.082cm" svg:y="4.572cm">
          <text:p text:style-name="P1"><text:span text:style-name="T1">dataset.py</text:span></text:p>
          <text:p text:style-name="P1"><text:span text:style-name="T2">Dataset and features clas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334cm" svg:height="1.778cm" svg:x="21.082cm" svg:y="16.202cm">
          <text:p text:style-name="P1"><text:span text:style-name="T1">graphs.py</text:span></text:p>
          <text:p text:style-name="P1"><text:span text:style-name="T2">Graph generation for datasets and result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4.384cm" svg:height="1.524cm" svg:x="2.032cm" svg:y="18.796cm">
          <text:p text:style-name="P1"><text:span text:style-name="T1">store.py</text:span></text:p>
          <text:p text:style-name="P1"><text:span text:style-name="T2">Wrapper for Redis store or file store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6.764cm" svg:height="1.694cm" svg:x="2.702cm" svg:y="4.44cm">
          <text:p text:style-name="P1"><text:span text:style-name="T1">controller.py</text:span></text:p>
          <text:p text:style-name="P1"><text:span text:style-name="T2">Controls search strategy and send instruction to search worker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6.764cm" svg:height="1.524cm" svg:x="2.702cm" svg:y="6.604cm">
          <text:p text:style-name="P1"><text:span text:style-name="T1">worker.py</text:span></text:p>
          <text:p text:style-name="P1"><text:span text:style-name="T2">search worker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.08cm" svg:height="2.032cm" svg:x="21.082cm" svg:y="13.462cm">
          <text:p text:style-name="P1"><text:span text:style-name="T1">monitor.py</text:span></text:p>
          <text:p text:style-name="P1"><text:span text:style-name="T2">Monitoring clas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4.892cm" svg:height="3.262cm" svg:x="2.032cm" svg:y="0.548cm">
          <text:p text:style-name="P1">Web app (automlk)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112cm" svg:height="1.524cm" svg:x="5.08cm" svg:y="1.818cm">
          <text:p text:style-name="P1"><text:span text:style-name="T1">web/app/views</text:span></text:p>
          <text:p text:style-name="P1"><text:span text:style-name="T2">Manage browser page request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4.318cm" svg:height="1.524cm" svg:x="12.7cm" svg:y="1.778cm">
          <text:p text:style-name="P1"><text:span text:style-name="T1">web/app/forms</text:span></text:p>
          <text:p text:style-name="P1"><text:span text:style-name="T2">Form cla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6.096cm" svg:height="1.524cm" svg:x="17.78cm" svg:y="1.778cm">
          <text:p text:style-name="P1"><text:span text:style-name="T1">web/app/templates/...</text:span></text:p>
          <text:p text:style-name="P1"><text:span text:style-name="T2">Page rendering template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2:51:59.585550628</meta:creation-date>
    <dc:date>2017-10-17T23:19:31.200748472</dc:date>
    <meta:editing-duration>PT23M39S</meta:editing-duration>
    <meta:editing-cycles>6</meta:editing-cycles>
    <meta:generator>LibreOffice/5.1.6.2$Linux_X86_64 LibreOffice_project/10m0$Build-2</meta:generator>
    <meta:document-statistic meta:object-count="40"/>
  </office:meta>
</office:document-meta>
</file>